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paragraph-properties fo:text-align="center" style:justify-single-word="false" fo:break-before="page"/>
    </style:style>
    <style:style style:name="P4" style:family="paragraph" style:parent-style-name="Heading_20_1" style:list-style-name="">
      <style:paragraph-properties fo:text-align="center" style:justify-single-word="false" fo:break-before="page"/>
    </style:style>
    <style:style style:name="P5" style:family="paragraph" style:parent-style-name="Heading_20_1" style:list-style-name="">
      <style:paragraph-properties fo:text-align="center" style:justify-single-word="false"/>
    </style:style>
    <style:style style:name="P6" style:family="paragraph" style:parent-style-name="Text_20_body" style:list-style-name="L1">
      <style:text-properties officeooo:paragraph-rsid="00036aa3"/>
    </style:style>
    <style:style style:name="P7" style:family="paragraph" style:parent-style-name="Text_20_body" style:list-style-name="">
      <style:paragraph-properties fo:line-height="115%"/>
      <style:text-properties officeooo:paragraph-rsid="00036aa3"/>
    </style:style>
    <style:style style:name="P8" style:family="paragraph" style:parent-style-name="Text_20_body">
      <style:text-properties officeooo:rsid="0006eeab" officeooo:paragraph-rsid="0006eeab"/>
    </style:style>
    <style:style style:name="T1" style:family="text">
      <style:text-properties officeooo:rsid="00036aa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roduction to Computer Networks and Cybersecurity</text:p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1"><text:a xlink:type="simple" xlink:href="#__RefHeading___Toc127_1231376663" text:style-name="Index_20_Link" text:visited-style-name="Index_20_Link">TODO<text:tab/>3</text:a></text:p>
          <text:p text:style-name="P1"><text:a xlink:type="simple" xlink:href="#__RefHeading___Toc129_1231376663" text:style-name="Index_20_Link" text:visited-style-name="Index_20_Link">An Introduction<text:tab/>4</text:a></text:p>
        </text:index-body>
      </text:table-of-content>
      <text:h text:style-name="P5" text:outline-level="1"/>
      <text:h text:style-name="P3" text:outline-level="1"><text:bookmark-start text:name="__RefHeading___Toc127_1231376663"/>TODO<text:bookmark-end text:name="__RefHeading___Toc127_1231376663"/></text:h>
      <text:list xml:id="list156199654" text:style-name="L1">
        <text:list-item>
          <text:p text:style-name="P6"><text:span text:style-name="T1">Next books: <text:line-break/></text:span><text:a xlink:type="simple" xlink:href="https://learning.oreilly.com/library/view/comptia-network-certmike/9781119898153/" text:style-name="Internet_20_link" text:visited-style-name="Visited_20_Internet_20_Link"><text:span text:style-name="T1">https://learning.oreilly.com/library/view/comptia-network-certmike/9781119898153/</text:span></text:a><text:span text:style-name="T1"><text:line-break/></text:span><text:a xlink:type="simple" xlink:href="https://learning.oreilly.com/library/view/network-programming-and/9781803233666/" text:style-name="Internet_20_link" text:visited-style-name="Visited_20_Internet_20_Link"><text:span text:style-name="T1">https://learning.oreilly.com/library/view/network-programming-and/9781803233666/</text:span></text:a><text:span text:style-name="T1"><text:line-break/></text:span><text:a xlink:type="simple" xlink:href="https://learning.oreilly.com/library/view/it-essentials-companion/9780138166267/" text:style-name="Internet_20_link" text:visited-style-name="Visited_20_Internet_20_Link"><text:span text:style-name="T1">https://learning.oreilly.com/library/view/it-essentials-companion/9780138166267/</text:span></text:a></text:p>
        </text:list-item>
      </text:list>
      <text:p text:style-name="P7"/>
      <text:h text:style-name="P3" text:outline-level="1"><text:bookmark-start text:name="__RefHeading___Toc129_1231376663"/>An Introduction<text:bookmark-end text:name="__RefHeading___Toc129_1231376663"/></text:h>
      <text:h text:style-name="Heading_20_2" text:outline-level="2">The Internet Architecture</text:h>
      <text:p text:style-name="P8">It is in essence a network of networks with a hierarchical structure and is reminiscent of the plan old telephone servic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8T20:12:09.698946797</meta:creation-date>
    <dc:date>2023-10-08T20:19:18.269752502</dc:date>
    <meta:editing-duration>PT7M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4" meta:paragraph-count="9" meta:word-count="47" meta:character-count="514" meta:non-whitespace-character-count="476"/>
  </office:meta>
</office:document-meta>
</file>